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string" calcext:value-type="string">
            <text:p><text:s text:c="5"/>22-27-2041 </text:p>
          </table:table-cell>
          <table:table-cell office:value-type="string" calcext:value-type="string">
            <text:p><text:a xlink:href="https://nl.farnell.com/molex/22-27-2041/connector-header-4pos-1row-2-54mm/dp/9731164?st=22-27-2041" xlink:type="simple">    9731164 </text:a></text:p>
          </table:table-cell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 office:value-type="string" calcext:value-type="string">
            <text:p>KKK ser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NASONIC</text:p>
          </table:table-cell>
          <table:table-cell table:style-name="ce2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    9693670 </text:a></text:p>
          </table:table-cell>
          <table:table-cell/>
          <table:table-cell office:value-type="string" calcext:value-type="string">
            <text:p>capacitor stepper, spec sheet give 100 microfarad, rated voltage larger 3x <text:s/>used, footprint in library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kkk connect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22:39:23.945961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1-08T22:52:07.394049016</dc:date>
    <meta:editing-duration>PT38M2S</meta:editing-duration>
    <meta:editing-cycles>6</meta:editing-cycles>
    <meta:generator>LibreOffice/5.1.6.2$Linux_X86_64 LibreOffice_project/10m0$Build-2</meta:generator>
    <meta:document-statistic meta:table-count="1" meta:cell-count="19" meta:object-count="0"/>
  </office:meta>
</office:document-meta>
</file>